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>Assignment 13.1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● Create the table customer with two column families - Personal details and order</text:span></text:p>
      <text:p text:style-name="P1"><text:span text:style-name="T1">details as column families.</text:span></text:p>
      <text:p text:style-name="P2"><draw:frame text:anchor-type="as-char" svg:width="152.40mm" svg:height="11.11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● Create a unique number as row key (ssn/Adhar no.,etc) Insert at least 10</text:span></text:p>
      <text:p text:style-name="P3"><text:span text:style-name="T1">records to each column Insert following values for personal details column family</text:span></text:p>
      <text:p text:style-name="P3"><text:span text:style-name="T1">- Name, age, city, state.</text:span></text:p>
      <text:p text:style-name="P3"><text:span text:style-name="T1">● Insert following values for order details column family</text:span></text:p>
      <text:p text:style-name="P3"><text:span text:style-name="T1">● Order no, order quantity, and order amount</text:span></text:p>
      <text:p text:style-name="P3"><text:span text:style-name="T1">● Use put command to insert the values for each record.</text:span></text:p>
      <text:p text:style-name="P3"><text:span text:style-name="T1"/></text:p>
      <text:p text:style-name="P3"><text:span text:style-name="T1">Example insertion for one row</text:span></text:p>
      <text:p text:style-name="P3"><text:span text:style-name="T1"/></text:p>
      <text:p text:style-name="P4"><draw:frame text:anchor-type="as-char" svg:width="152.40mm" svg:height="88.11mm" style:rel-width="scale" style:rel-height="scale"><draw:object-ole xlink:href="OleObj2"/><draw:image xlink:href="ObjectReplacements/OleObj2"/></draw:frame><text:span text:style-name="T1"/></text:p>
      <text:p text:style-name="P5"><text:span text:style-name="T1"/></text:p>
      <text:p text:style-name="P5"><text:span text:style-name="T1">● Use get command, to retrieve all the records of single customer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draw:frame text:anchor-type="as-char" svg:width="152.40mm" svg:height="54.77mm" style:rel-width="scale" style:rel-height="scale"><draw:object-ole xlink:href="OleObj3"/><draw:image xlink:href="ObjectReplacements/OleObj3"/></draw:frame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